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draw:stroke="dash" draw:stroke-dash="Fine_20_Dashed_20__28_var_29_" svg:stroke-width="0.051cm" draw:marker-start-width="0.381cm" draw:marker-end-width="0.381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4cm" svg:height="7.56cm" svg:x="2.04cm" svg:y="12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6cm" svg:height="10.16cm" svg:x="4.54cm" svg:y="14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7.08cm" svg:y1="14.74cm" svg:x2="7.08cm" svg:y2="24.9cm">
          <text:p/>
        </draw:line>
        <draw:line draw:style-name="gr3" draw:text-style-name="P1" draw:layer="layout" svg:x1="9.68cm" svg:y1="14.74cm" svg:x2="9.68cm" svg:y2="24.9cm">
          <text:p/>
        </draw:line>
        <draw:line draw:style-name="gr3" draw:text-style-name="P1" draw:layer="layout" svg:x1="12.18cm" svg:y1="14.74cm" svg:x2="12.18cm" svg:y2="24.9cm">
          <text:p/>
        </draw:line>
        <draw:line draw:style-name="gr4" draw:text-style-name="P1" draw:layer="layout" svg:x1="4.54cm" svg:y1="17.38cm" svg:x2="14.7cm" svg:y2="17.38cm">
          <text:p/>
        </draw:line>
        <draw:line draw:style-name="gr4" draw:text-style-name="P1" draw:layer="layout" svg:x1="4.54cm" svg:y1="19.78cm" svg:x2="14.7cm" svg:y2="19.78cm">
          <text:p/>
        </draw:line>
        <draw:line draw:style-name="gr4" draw:text-style-name="P1" draw:layer="layout" svg:x1="4.54cm" svg:y1="22.48cm" svg:x2="14.7cm" svg:y2="22.48cm">
          <text:p/>
        </draw:line>
        <draw:line draw:style-name="gr5" draw:text-style-name="P1" draw:layer="layout" svg:x1="6.085cm" svg:y1="16cm" svg:x2="13.6cm" svg:y2="16.04cm">
          <text:p/>
        </draw:line>
        <draw:frame draw:style-name="gr6" draw:text-style-name="P1" draw:layer="layout" svg:width="3.81cm" svg:height="1.673cm" svg:x="2.905cm" svg:y="12.865cm">
          <draw:text-box>
            <text:p text:style-name="P1">Window</text:p>
            <text:p text:style-name="P1">3x3</text:p>
          </draw:text-box>
        </draw:frame>
        <draw:line draw:style-name="gr5" draw:text-style-name="P1" draw:layer="layout" svg:x1="6.086cm" svg:y1="18.6cm" svg:x2="13.601cm" svg:y2="18.64cm">
          <text:p/>
        </draw:line>
        <draw:line draw:style-name="gr5" draw:text-style-name="P1" draw:layer="layout" svg:x1="13.6cm" svg:y1="16.04cm" svg:x2="6.05cm" svg:y2="18.61cm">
          <text:p/>
        </draw:line>
        <draw:line draw:style-name="gr5" draw:text-style-name="P1" draw:layer="layout" svg:x1="6.186cm" svg:y1="21.2cm" svg:x2="13.701cm" svg:y2="21.24cm">
          <text:p/>
        </draw:line>
        <draw:line draw:style-name="gr5" draw:text-style-name="P1" draw:layer="layout" svg:x1="6.087cm" svg:y1="23.7cm" svg:x2="13.602cm" svg:y2="23.74cm">
          <text:p/>
        </draw:line>
        <draw:line draw:style-name="gr5" draw:text-style-name="P1" draw:layer="layout" svg:x1="13.601cm" svg:y1="21.24cm" svg:x2="6.08cm" svg:y2="23.7cm">
          <text:p/>
        </draw:line>
        <draw:line draw:style-name="gr5" draw:text-style-name="P1" draw:layer="layout" svg:x1="13.601cm" svg:y1="18.64cm" svg:x2="6.051cm" svg:y2="21.21cm">
          <text:p/>
        </draw:line>
        <draw:frame draw:style-name="gr7" draw:text-style-name="P1" draw:layer="layout" svg:width="3.81cm" svg:height="1.673cm" svg:x="10.76cm" svg:y="12.93cm">
          <draw:text-box>
            <text:p text:style-name="P1">Array</text:p>
            <text:p text:style-name="P1">4x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1-30T15:25:01</meta:creation-date>
    <dc:date>2012-01-30T18:17:31</dc:date>
    <meta:editing-duration>PT02H52M30S</meta:editing-duration>
    <meta:editing-cycles>6</meta:editing-cycles>
    <meta:generator>OpenOffice.org/3.2$Unix OpenOffice.org_project/320m19$Build-9505</meta:generator>
    <meta:document-statistic meta:object-count="17"/>
  </office:meta>
</office:document-meta>
</file>